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paragraph-rsid="00044bd6"/>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text-properties officeooo:paragraph-rsid="0002f2af"/>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text-properties officeooo:paragraph-rsid="00044bd6"/>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list-style-name="L19"/>
    <style:style style:name="P42" style:family="paragraph" style:parent-style-name="Text_20_body" style:list-style-name="L19">
      <style:paragraph-properties fo:margin-top="0cm" fo:margin-bottom="0cm" style:contextual-spacing="false"/>
    </style:style>
    <style:style style:name="P43" style:family="paragraph" style:parent-style-name="Text_20_body" style:list-style-name="L20"/>
    <style:style style:name="P44" style:family="paragraph" style:parent-style-name="Text_20_body" style:list-style-name="L20">
      <style:paragraph-properties fo:margin-top="0cm" fo:margin-bottom="0cm" style:contextual-spacing="false"/>
    </style:style>
    <style:style style:name="P45" style:family="paragraph" style:parent-style-name="Text_20_body" style:list-style-name="L21"/>
    <style:style style:name="P46" style:family="paragraph" style:parent-style-name="Text_20_body" style:list-style-name="L21">
      <style:paragraph-properties fo:margin-top="0cm" fo:margin-bottom="0cm" style:contextual-spacing="false"/>
    </style:style>
    <style:style style:name="T1" style:family="text">
      <style:text-properties officeooo:rsid="0002f2af"/>
    </style:style>
    <style:style style:name="T2" style:family="text">
      <style:text-properties style:text-underline-style="solid" style:text-underline-width="auto" style:text-underline-color="font-color" officeooo:rsid="0002f2af"/>
    </style:style>
    <style:style style:name="T3" style:family="text">
      <style:text-properties style:text-underline-style="solid" style:text-underline-width="auto" style:text-underline-color="font-color" fo:font-weight="bold" officeooo:rsid="0002f2af" style:font-weight-asian="bold" style:font-weight-complex="bold"/>
    </style:style>
    <style:style style:name="T4" style:family="text">
      <style:text-properties fo:font-size="15pt" style:text-underline-style="solid" style:text-underline-width="auto" style:text-underline-color="font-color" fo:font-weight="bold" officeooo:rsid="0002f2af"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002f2af"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002f2af" fo:background-color="#ffff00" loext:char-shading-value="0"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002f2af" fo:background-color="#ffff00" loext:char-shading-value="0"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0044bd6" fo:background-color="#ffff00" loext:char-shading-value="0"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002f2af" fo:background-color="transparent" loext:char-shading-value="0"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002f2af" fo:background-color="transparent" loext:char-shading-value="0" style:font-size-asian="15pt" style:font-weight-asian="bold" style:font-size-complex="15pt" style:font-weight-complex="bold"/>
    </style:style>
    <style:style style:name="T11" style:family="text">
      <style:text-properties fo:font-size="15pt" style:text-underline-style="solid" style:text-underline-width="auto" style:text-underline-color="font-color" fo:font-weight="normal" officeooo:rsid="0002f2af" fo:background-color="#ffff00" loext:char-shading-value="0" style:font-size-asian="15pt" style:font-weight-asian="normal" style:font-size-complex="15pt" style:font-weight-complex="normal"/>
    </style:style>
    <style:style style:name="T12" style:family="text">
      <style:text-properties fo:font-size="15pt" style:text-underline-style="none" fo:font-weight="normal" officeooo:rsid="0002f2af" fo:background-color="#ffff00" loext:char-shading-value="0" style:font-size-asian="15pt" style:font-weight-asian="normal" style:font-size-complex="15pt" style:font-weight-complex="normal"/>
    </style:style>
    <style:style style:name="T13" style:family="text">
      <style:text-properties fo:font-size="15pt" fo:font-style="italic" style:text-underline-style="solid" style:text-underline-width="auto" style:text-underline-color="font-color" fo:font-weight="bold" officeooo:rsid="0002f2af" fo:background-color="transparent" loext:char-shading-value="0" style:font-size-asian="15pt" style:font-style-asian="italic" style:font-weight-asian="bold" style:font-size-complex="15pt" style:font-style-complex="italic" style:font-weight-complex="bold"/>
    </style:style>
    <style:style style:name="T14" style:family="text">
      <style:text-properties fo:font-size="15pt" fo:font-style="normal" style:text-underline-style="solid" style:text-underline-width="auto" style:text-underline-color="font-color" fo:font-weight="bold" officeooo:rsid="0002f2af" fo:background-color="transparent" loext:char-shading-value="0" style:font-size-asian="15pt" style:font-style-asian="normal" style:font-weight-asian="bold" style:font-size-complex="15pt" style:font-style-complex="normal" style:font-weight-complex="bold"/>
    </style:style>
    <style:style style:name="T15" style:family="text">
      <style:text-properties fo:font-size="15pt" fo:font-style="normal" fo:font-weight="bold" officeooo:rsid="0002f2af" fo:background-color="transparent" loext:char-shading-value="0" style:font-size-asian="15pt" style:font-style-asian="normal" style:font-weight-asian="bold" style:font-size-complex="15pt" style:font-style-complex="normal" style:font-weight-complex="bold"/>
    </style:style>
    <style:style style:name="T16" style:family="text">
      <style:text-properties fo:font-size="15pt" fo:font-style="normal" style:text-underline-style="none" fo:font-weight="bold" officeooo:rsid="0002f2af" fo:background-color="transparent" loext:char-shading-value="0" style:font-size-asian="15pt" style:font-style-asian="normal" style:font-weight-asian="bold" style:font-size-complex="15pt" style:font-style-complex="normal" style:font-weight-complex="bold"/>
    </style:style>
    <style:style style:name="T17" style:family="text">
      <style:text-properties fo:font-size="15pt" fo:font-style="normal" style:text-underline-style="none" officeooo:rsid="0002f2af" fo:background-color="transparent" loext:char-shading-value="0" style:font-size-asian="15pt" style:font-style-asian="normal" style:font-size-complex="15pt" style:font-style-complex="normal"/>
    </style:style>
    <style:style style:name="T18" style:family="text">
      <style:text-properties fo:font-size="15pt" fo:font-style="normal" style:text-underline-style="none" fo:font-weight="normal" officeooo:rsid="0002f2af" fo:background-color="transparent" loext:char-shading-value="0" style:font-size-asian="15pt" style:font-style-asian="normal" style:font-weight-asian="normal" style:font-size-complex="15pt" style:font-style-complex="normal" style:font-weight-complex="normal"/>
    </style:style>
    <style:style style:name="T19" style:family="text">
      <style:text-properties fo:font-style="normal" style:text-underline-style="none" fo:font-weight="normal" officeooo:rsid="0002f2af" fo:background-color="transparent" loext:char-shading-value="0" style:font-style-asian="normal" style:font-weight-asian="normal" style:font-style-complex="normal" style:font-weight-complex="normal"/>
    </style:style>
    <style:style style:name="T20" style:family="text">
      <style:text-properties fo:font-size="10pt" fo:font-style="normal" style:text-underline-style="none" fo:font-weight="normal" officeooo:rsid="0002f2af" fo:background-color="transparent" loext:char-shading-value="0" style:font-size-asian="10pt" style:font-style-asian="normal" style:font-weight-asian="normal" style:font-size-complex="10pt" style:font-style-complex="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8">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9">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10">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1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8">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ource_20_Text"><text:span text:style-name="T7"/></text:span></text:p>
      <text:p text:style-name="P25"><text:span text:style-name="Source_20_Text"><text:span text:style-name="T7">EXP 13: Naive Bayes </text:span></text:span><text:span text:style-name="Source_20_Text"><text:span text:style-name="T12">Classifier</text:span></text:span><text:span text:style-name="Source_20_Text"><text:span text:style-name="T7">:</text:span></text:span></text:p>
      <text:list xml:id="list406336146" text:style-name="L1">
        <text:list-item>
          <text:p text:style-name="P4"><text:span text:style-name="Strong_20_Emphasis">Import Libraries:</text:span></text:p>
          <text:list>
            <text:list-item>
              <text:p text:style-name="P4"><text:span text:style-name="Source_20_Text">import csv</text:span>: Imports the <text:span text:style-name="Source_20_Text">csv</text:span> module, which provides functionality for reading and writing CSV files.</text:p>
            </text:list-item>
            <text:list-item>
              <text:p text:style-name="P3"><text:span text:style-name="Source_20_Text">from collections import defaultdict</text:span>: Imports the <text:span text:style-name="Source_20_Text">defaultdict</text:span> class from the <text:span text:style-name="Source_20_Text">collections</text:span> module. It's a dictionary subclass with a default value for nonexistent keys.</text:p>
            </text:list-item>
          </text:list>
        </text:list-item>
      </text:list>
      <text:p text:style-name="P1">python</text:p>
      <text:p text:style-name="Preformatted_20_Text"><text:span text:style-name="Source_20_Text">def train(dataset):</text:span></text:p>
      <text:p text:style-name="Preformatted_20_Text"><text:span text:style-name="Source_20_Text"><text:s text:c="4"/>class_counts = defaultdict(int)</text:span></text:p>
      <text:p text:style-name="Preformatted_20_Text"><text:span text:style-name="Source_20_Text"><text:s text:c="4"/>attribute_counts = defaultdict(lambda: defaultdict(int))</text:span></text:p>
      <text:p text:style-name="P1"><text:span text:style-name="Source_20_Text"><text:s text:c="4"/>total_samples = 0</text:span></text:p>
      <text:list xml:id="list3652145054" text:style-name="L2">
        <text:list-item>
          <text:p text:style-name="P6"><text:span text:style-name="Strong_20_Emphasis">Define </text:span><text:span text:style-name="Strong_20_Emphasis"><text:span text:style-name="Source_20_Text">train</text:span></text:span><text:span text:style-name="Strong_20_Emphasis"> Function:</text:span></text:p>
          <text:list>
            <text:list-item>
              <text:p text:style-name="P6"><text:span text:style-name="Source_20_Text">def train(dataset):</text:span>: Defines a function named <text:span text:style-name="Source_20_Text">train</text:span> that takes a <text:span text:style-name="Source_20_Text">dataset</text:span> as an argument.</text:p>
            </text:list-item>
            <text:list-item>
              <text:p text:style-name="P6"><text:span text:style-name="Source_20_Text">class_counts = defaultdict(int)</text:span>: Initializes a defaultdict for counting occurrences of each class label.</text:p>
            </text:list-item>
            <text:list-item>
              <text:p text:style-name="P6"><text:span text:style-name="Source_20_Text">attribute_counts = defaultdict(lambda: defaultdict(int))</text:span>: Initializes a nested defaultdict for counting occurrences of attribute values given each class label.</text:p>
            </text:list-item>
            <text:list-item>
              <text:p text:style-name="P5"><text:span text:style-name="Source_20_Text">total_samples = 0</text:span>: Initializes a variable to count the total number of samples in the dataset.</text:p>
            </text:list-item>
          </text:list>
        </text:list-item>
      </text:list>
      <text:p text:style-name="P1">python</text:p>
      <text:p text:style-name="Preformatted_20_Text"><text:span text:style-name="Source_20_Text"><text:s text:c="4"/>for row in dataset:</text:span></text:p>
      <text:p text:style-name="Preformatted_20_Text"><text:span text:style-name="Source_20_Text"><text:s text:c="8"/>class_val = row[-1] <text:s/># last column is the class label</text:span></text:p>
      <text:p text:style-name="Preformatted_20_Text"><text:span text:style-name="Source_20_Text"><text:s text:c="8"/>class_counts[class_val] += 1</text:span></text:p>
      <text:p text:style-name="P1"><text:span text:style-name="Source_20_Text"><text:s text:c="8"/>total_samples += 1</text:span></text:p>
      <text:list xml:id="list915693712" text:style-name="L3">
        <text:list-item>
          <text:p text:style-name="P8"><text:span text:style-name="Strong_20_Emphasis">Loop Over Dataset to Count Classes:</text:span></text:p>
          <text:list>
            <text:list-item>
              <text:p text:style-name="P8"><text:span text:style-name="Source_20_Text">for row in dataset:</text:span>: Iterates over each row (instance) in the dataset.</text:p>
            </text:list-item>
            <text:list-item>
              <text:p text:style-name="P8"><text:span text:style-name="Source_20_Text">class_val = row[-1]</text:span>: Retrieves the class label from the last column of the current row.</text:p>
            </text:list-item>
            <text:list-item>
              <text:p text:style-name="P8"><text:span text:style-name="Source_20_Text">class_counts[class_val] += 1</text:span>: Increments the count for the current class label.</text:p>
            </text:list-item>
            <text:list-item>
              <text:p text:style-name="P7"><text:span text:style-name="Source_20_Text">total_samples += 1</text:span>: Increments the total sample count.</text:p>
            </text:list-item>
          </text:list>
        </text:list-item>
      </text:list>
      <text:p text:style-name="P1">python</text:p>
      <text:p text:style-name="Preformatted_20_Text"><text:span text:style-name="Source_20_Text"><text:s text:c="8"/>for i in range(len(row) - 1):</text:span></text:p>
      <text:p text:style-name="P1"><text:span text:style-name="Source_20_Text"><text:s text:c="12"/>attribute_counts[i][row[i], class_val] += 1</text:span></text:p>
      <text:list xml:id="list3727299774" text:style-name="L4">
        <text:list-item>
          <text:p text:style-name="P10"><text:span text:style-name="Strong_20_Emphasis">Loop Over Dataset to Count Attribute Values:</text:span></text:p>
          <text:list>
            <text:list-item>
              <text:p text:style-name="P10"><text:soft-page-break/><text:span text:style-name="Source_20_Text">for i in range(len(row) - 1):</text:span>: Iterates over each attribute in the current row (excluding the class label).</text:p>
            </text:list-item>
            <text:list-item>
              <text:p text:style-name="P9"><text:span text:style-name="Source_20_Text">attribute_counts[i][row[i], class_val] += 1</text:span>: Increments the count for the combination of the i-th attribute value and the class label.</text:p>
            </text:list-item>
          </text:list>
        </text:list-item>
      </text:list>
      <text:p text:style-name="P1">python</text:p>
      <text:p text:style-name="P1"><text:span text:style-name="Source_20_Text"><text:s text:c="4"/>return class_counts, attribute_counts, total_samples</text:span></text:p>
      <text:list xml:id="list1446262143" text:style-name="L5">
        <text:list-item>
          <text:p text:style-name="P12"><text:span text:style-name="Strong_20_Emphasis">Return Counts:</text:span></text:p>
          <text:list>
            <text:list-item>
              <text:p text:style-name="P11"><text:span text:style-name="Source_20_Text">return class_counts, attribute_counts, total_samples</text:span>: Returns the counts of class labels, attribute values, and the total number of samples in the dataset.</text:p>
            </text:list-item>
          </text:list>
        </text:list-item>
      </text:list>
      <text:p text:style-name="P1">python</text:p>
      <text:p text:style-name="Preformatted_20_Text"><text:span text:style-name="Source_20_Text">def predict(class_counts, attribute_counts, total_samples, instance):</text:span></text:p>
      <text:p text:style-name="Preformatted_20_Text"><text:span text:style-name="Source_20_Text"><text:s text:c="4"/>max_prob = float('-inf')</text:span></text:p>
      <text:p text:style-name="P1"><text:span text:style-name="Source_20_Text"><text:s text:c="4"/>predicted_class = None</text:span></text:p>
      <text:list xml:id="list1783364247" text:style-name="L6">
        <text:list-item>
          <text:p text:style-name="P14"><text:span text:style-name="Strong_20_Emphasis">Define </text:span><text:span text:style-name="Strong_20_Emphasis"><text:span text:style-name="Source_20_Text">predict</text:span></text:span><text:span text:style-name="Strong_20_Emphasis"> Function:</text:span></text:p>
          <text:list>
            <text:list-item>
              <text:p text:style-name="P14"><text:span text:style-name="Source_20_Text">def predict(class_counts, attribute_counts, total_samples, instance):</text:span>: Defines a function named <text:span text:style-name="Source_20_Text">predict</text:span> that takes counts and a test instance as arguments.</text:p>
            </text:list-item>
            <text:list-item>
              <text:p text:style-name="P14"><text:span text:style-name="Source_20_Text">max_prob = float('-inf')</text:span>: Initializes a variable to track the maximum probability (initialized to negative infinity).</text:p>
            </text:list-item>
            <text:list-item>
              <text:p text:style-name="P13"><text:span text:style-name="Source_20_Text">predicted_class = None</text:span>: Initializes the predicted class variable.</text:p>
            </text:list-item>
          </text:list>
        </text:list-item>
      </text:list>
      <text:p text:style-name="P1">python</text:p>
      <text:p text:style-name="Preformatted_20_Text"><text:span text:style-name="Source_20_Text"><text:s text:c="4"/>for class_val, class_count in class_counts.items():</text:span></text:p>
      <text:p text:style-name="Preformatted_20_Text"><text:span text:style-name="Source_20_Text"><text:s text:c="8"/>prob = 1.0</text:span></text:p>
      <text:p text:style-name="Preformatted_20_Text"><text:span text:style-name="Source_20_Text"><text:s text:c="8"/>for i in range(len(instance)):</text:span></text:p>
      <text:p text:style-name="Preformatted_20_Text"><text:span text:style-name="Source_20_Text"><text:s text:c="12"/>count = attribute_counts[i][instance[i], class_val]</text:span></text:p>
      <text:p text:style-name="P1"><text:span text:style-name="Source_20_Text"><text:s text:c="12"/>prob *= (count + 1) / (class_count + len(attribute_counts[i]))</text:span></text:p>
      <text:list xml:id="list572112913" text:style-name="L7">
        <text:list-item>
          <text:p text:style-name="P16"><text:span text:style-name="Strong_20_Emphasis">Loop Over Classes to Calculate Probabilities:</text:span></text:p>
          <text:list>
            <text:list-item>
              <text:p text:style-name="P16"><text:span text:style-name="Source_20_Text">for class_val, class_count in class_counts.items():</text:span>: Iterates over each class label and its count.</text:p>
            </text:list-item>
            <text:list-item>
              <text:p text:style-name="P16"><text:span text:style-name="Source_20_Text">prob = 1.0</text:span>: Initializes the probability for the current class.</text:p>
            </text:list-item>
            <text:list-item>
              <text:p text:style-name="P15">Nested loop over attributes to calculate the conditional probability using the Naive Bayes formula.</text:p>
            </text:list-item>
          </text:list>
        </text:list-item>
      </text:list>
      <text:p text:style-name="P1">python</text:p>
      <text:p text:style-name="Preformatted_20_Text"><text:span text:style-name="Source_20_Text"><text:s text:c="8"/>prob *= class_count / total_samples</text:span></text:p>
      <text:p text:style-name="Preformatted_20_Text"><text:span text:style-name="Source_20_Text"><text:s text:c="8"/>if prob &gt; max_prob:</text:span></text:p>
      <text:p text:style-name="Preformatted_20_Text"><text:span text:style-name="Source_20_Text"><text:s text:c="12"/>max_prob = prob</text:span></text:p>
      <text:p text:style-name="P1"><text:span text:style-name="Source_20_Text"><text:s text:c="12"/>predicted_class = class_val</text:span></text:p>
      <text:list xml:id="list469690170" text:style-name="L8">
        <text:list-item>
          <text:p text:style-name="P18"><text:span text:style-name="Strong_20_Emphasis">Update Predicted Class:</text:span></text:p>
          <text:list>
            <text:list-item>
              <text:p text:style-name="P18"><text:span text:style-name="Source_20_Text">prob *= class_count / total_samples</text:span>: Multiplies the conditional probability by the prior probability of the class.</text:p>
            </text:list-item>
            <text:list-item>
              <text:p text:style-name="P17"><text:soft-page-break/>Updates the predicted class if the calculated probability is greater than the current maximum probability.</text:p>
            </text:list-item>
          </text:list>
        </text:list-item>
      </text:list>
      <text:p text:style-name="P1">python</text:p>
      <text:p text:style-name="P1"><text:span text:style-name="Source_20_Text"><text:s text:c="4"/>return predicted_class</text:span></text:p>
      <text:list xml:id="list2891386342" text:style-name="L9">
        <text:list-item>
          <text:p text:style-name="P20"><text:span text:style-name="Strong_20_Emphasis">Return Predicted Class:</text:span></text:p>
          <text:list>
            <text:list-item>
              <text:p text:style-name="P19"><text:span text:style-name="Source_20_Text">return predicted_class</text:span>: Returns the predicted class label for the given instance.</text:p>
            </text:list-item>
          </text:list>
        </text:list-item>
      </text:list>
      <text:p text:style-name="P1">python</text:p>
      <text:p text:style-name="Preformatted_20_Text"><text:span text:style-name="Source_20_Text">def read_csv(filename):</text:span></text:p>
      <text:p text:style-name="Preformatted_20_Text"><text:span text:style-name="Source_20_Text"><text:s text:c="4"/>dataset = []</text:span></text:p>
      <text:p text:style-name="Preformatted_20_Text"><text:span text:style-name="Source_20_Text"><text:s text:c="4"/>with open(filename, 'r') as file:</text:span></text:p>
      <text:p text:style-name="Preformatted_20_Text"><text:span text:style-name="Source_20_Text"><text:s text:c="8"/>csv_reader = csv.reader(file)</text:span></text:p>
      <text:p text:style-name="Preformatted_20_Text"><text:span text:style-name="Source_20_Text"><text:s text:c="8"/>for row in csv_reader:</text:span></text:p>
      <text:p text:style-name="Preformatted_20_Text"><text:span text:style-name="Source_20_Text"><text:s text:c="12"/>dataset.append(row)</text:span></text:p>
      <text:p text:style-name="P1"><text:span text:style-name="Source_20_Text"><text:s text:c="4"/>return dataset</text:span></text:p>
      <text:list xml:id="list3319551944" text:style-name="L10">
        <text:list-item>
          <text:p text:style-name="P22"><text:span text:style-name="Strong_20_Emphasis">Define </text:span><text:span text:style-name="Strong_20_Emphasis"><text:span text:style-name="Source_20_Text">read_csv</text:span></text:span><text:span text:style-name="Strong_20_Emphasis"> Function:</text:span></text:p>
          <text:list>
            <text:list-item>
              <text:p text:style-name="P22"><text:span text:style-name="Source_20_Text">def read_csv(filename):</text:span>: Defines a function named <text:span text:style-name="Source_20_Text">read_csv</text:span> that takes a filename as an argument.</text:p>
            </text:list-item>
            <text:list-item>
              <text:p text:style-name="P22"><text:span text:style-name="Source_20_Text">dataset = []</text:span>: Initializes an empty list to store rows from the CSV file.</text:p>
            </text:list-item>
            <text:list-item>
              <text:p text:style-name="P22"><text:span text:style-name="Source_20_Text">with open(filename, 'r') as file:</text:span>: Opens the CSV file in read mode using a context manager.</text:p>
            </text:list-item>
            <text:list-item>
              <text:p text:style-name="P22"><text:span text:style-name="Source_20_Text">csv_reader = csv.reader(file)</text:span>: Creates a CSV reader object.</text:p>
            </text:list-item>
            <text:list-item>
              <text:p text:style-name="P21">Nested loop over rows to read and append them to the dataset.</text:p>
            </text:list-item>
          </text:list>
        </text:list-item>
      </text:list>
      <text:p text:style-name="P1">python</text:p>
      <text:p text:style-name="Preformatted_20_Text"><text:span text:style-name="Source_20_Text">if __name__ == "__main__":</text:span></text:p>
      <text:p text:style-name="Preformatted_20_Text"><text:span text:style-name="Source_20_Text"><text:s text:c="4"/>filename = 'exp12_input2.csv'</text:span></text:p>
      <text:p text:style-name="Preformatted_20_Text"><text:span text:style-name="Source_20_Text"><text:s text:c="4"/>dataset = read_csv(filename)</text:span></text:p>
      <text:p text:style-name="Preformatted_20_Text"/>
      <text:p text:style-name="Preformatted_20_Text"><text:span text:style-name="Source_20_Text"><text:s text:c="4"/>class_counts, attribute_counts, total_samples = train(dataset)</text:span></text:p>
      <text:p text:style-name="Preformatted_20_Text"/>
      <text:p text:style-name="Preformatted_20_Text"><text:span text:style-name="Source_20_Text"><text:s text:c="4"/>print("Enter the attributes of the test instance:")</text:span></text:p>
      <text:p text:style-name="Preformatted_20_Text"><text:span text:style-name="Source_20_Text"><text:s text:c="4"/>test_instance = []</text:span></text:p>
      <text:p text:style-name="Preformatted_20_Text"><text:span text:style-name="Source_20_Text"><text:s text:c="4"/>for i in range(len(dataset[0]) - 1):</text:span></text:p>
      <text:p text:style-name="Preformatted_20_Text"><text:span text:style-name="Source_20_Text"><text:s text:c="8"/>attribute = input(f"Attribute {i + 1}: ")</text:span></text:p>
      <text:p text:style-name="Preformatted_20_Text"><text:span text:style-name="Source_20_Text"><text:s text:c="8"/>test_instance.append(attribute)</text:span></text:p>
      <text:p text:style-name="Preformatted_20_Text"/>
      <text:p text:style-name="Preformatted_20_Text"><text:span text:style-name="Source_20_Text"><text:s text:c="4"/>predicted_class = predict(class_counts, attribute_counts, total_samples, test_instance)</text:span></text:p>
      <text:p text:style-name="P1"><text:span text:style-name="Source_20_Text"><text:s text:c="4"/>print(f"Predicted class: {predicted_class}")</text:span></text:p>
      <text:list xml:id="list52767838" text:style-name="L11">
        <text:list-item>
          <text:p text:style-name="P24"><text:span text:style-name="Strong_20_Emphasis">Main Section:</text:span></text:p>
          <text:list>
            <text:list-item>
              <text:p text:style-name="P24"><text:span text:style-name="Source_20_Text">if __name__ == "__main__":</text:span>: Checks if the script is being run as the main program.</text:p>
            </text:list-item>
            <text:list-item>
              <text:p text:style-name="P24">Reads the dataset from a CSV file.</text:p>
            </text:list-item>
            <text:list-item>
              <text:p text:style-name="P24">Calls the <text:span text:style-name="Source_20_Text">train</text:span> function to learn parameters from the dataset.</text:p>
            </text:list-item>
            <text:list-item>
              <text:p text:style-name="P24">Takes a test instance as input from the user.</text:p>
            </text:list-item>
            <text:list-item>
              <text:p text:style-name="P23">Calls the <text:span text:style-name="Source_20_Text">predict</text:span> function and prints the predicted class label.</text:p>
            </text:list-item>
          </text:list>
        </text:list-item>
      </text:list>
      <text:p text:style-name="Standard"><text:soft-page-break/></text:p>
      <text:p text:style-name="Standard"/>
      <text:h text:style-name="Heading_20_3" text:outline-level="3">Naive Bayes Classification:</text:h>
      <text:p text:style-name="Text_20_body"><text:span text:style-name="Strong_20_Emphasis">Naive Bayes:</text:span> Naive Bayes is a probabilistic classification algorithm based on Bayes' theorem. It assumes that the features are conditionally independent given the class label. The "naive" assumption simplifies the computation but doesn't necessarily reflect reality. Despite its simplicity, Naive Bayes often performs well in practice, especially for text classification tasks.</text:p>
      <text:p text:style-name="Text_20_body"><text:span text:style-name="Strong_20_Emphasis">Application:</text:span></text:p>
      <text:list xml:id="list3154711860" text:style-name="L12">
        <text:list-item>
          <text:p text:style-name="P27"><text:span text:style-name="Strong_20_Emphasis">Text Classification:</text:span> Naive Bayes is widely used for spam filtering, sentiment analysis, and topic categorization.</text:p>
        </text:list-item>
        <text:list-item>
          <text:p text:style-name="P27"><text:span text:style-name="Strong_20_Emphasis">Medical Diagnosis:</text:span> Predicting whether a patient has a particular disease based on symptoms.</text:p>
        </text:list-item>
        <text:list-item>
          <text:p text:style-name="P27"><text:span text:style-name="Strong_20_Emphasis">Credit Scoring:</text:span> Predicting the creditworthiness of a person based on financial attributes.</text:p>
        </text:list-item>
        <text:list-item>
          <text:p text:style-name="P26"><text:span text:style-name="Strong_20_Emphasis">Image Classification:</text:span> In certain scenarios, Naive Bayes can be applied to image classification tasks.</text:p>
        </text:list-item>
      </text:list>
      <text:p text:style-name="Text_20_body"><text:span text:style-name="Strong_20_Emphasis">Pros and Cons:</text:span></text:p>
      <text:list xml:id="list1230461047" text:style-name="L13">
        <text:list-item>
          <text:p text:style-name="P29"><text:span text:style-name="Strong_20_Emphasis">Pros:</text:span></text:p>
          <text:list>
            <text:list-item>
              <text:p text:style-name="P29">Simple and fast.</text:p>
            </text:list-item>
            <text:list-item>
              <text:p text:style-name="P29">Requires a small amount of training data.</text:p>
            </text:list-item>
            <text:list-item>
              <text:p text:style-name="P29">Often performs well in practice, especially with high-dimensional data.</text:p>
            </text:list-item>
          </text:list>
        </text:list-item>
        <text:list-item>
          <text:p text:style-name="P29"><text:span text:style-name="Strong_20_Emphasis">Cons:</text:span></text:p>
          <text:list>
            <text:list-item>
              <text:p text:style-name="P29">Assumes independence of features, which may not be true in some cases.</text:p>
            </text:list-item>
            <text:list-item>
              <text:p text:style-name="P29">Sensitivity to irrelevant features.</text:p>
            </text:list-item>
            <text:list-item>
              <text:p text:style-name="P28">Limited expressiveness compared to more complex models.</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14:47:59.279972753</meta:creation-date>
    <dc:date>2023-12-10T14:56:30.565377906</dc:date>
    <meta:editing-duration>PT8M31S</meta:editing-duration>
    <meta:editing-cycles>2</meta:editing-cycles>
    <meta:generator>LibreOffice/7.3.7.2$Linux_X86_64 LibreOffice_project/30$Build-2</meta:generator>
    <meta:document-statistic meta:table-count="0" meta:image-count="0" meta:object-count="0" meta:page-count="4" meta:paragraph-count="112" meta:word-count="872" meta:character-count="6180" meta:non-whitespace-character-count="5226"/>
  </office:meta>
</office:document-meta>
</file>